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95c" officeooo:paragraph-rsid="0016f95c"/>
    </style:style>
    <style:style style:name="P2" style:family="paragraph" style:parent-style-name="Standard">
      <style:text-properties officeooo:rsid="0017a197" officeooo:paragraph-rsid="0017a197"/>
    </style:style>
    <style:style style:name="P3" style:family="paragraph" style:parent-style-name="Standard">
      <style:text-properties officeooo:rsid="00191212" officeooo:paragraph-rsid="00191212"/>
    </style:style>
    <style:style style:name="P4" style:family="paragraph" style:parent-style-name="Standard">
      <style:text-properties officeooo:paragraph-rsid="00191212"/>
    </style:style>
    <style:style style:name="P5" style:family="paragraph" style:parent-style-name="Standard">
      <style:text-properties officeooo:rsid="00193b4f" officeooo:paragraph-rsid="00191212"/>
    </style:style>
    <style:style style:name="P6" style:family="paragraph" style:parent-style-name="Standard">
      <style:text-properties officeooo:rsid="00193b4f" officeooo:paragraph-rsid="00193b4f"/>
    </style:style>
    <style:style style:name="P7" style:family="paragraph" style:parent-style-name="Standard">
      <style:text-properties officeooo:paragraph-rsid="00193b4f"/>
    </style:style>
    <style:style style:name="P8" style:family="paragraph" style:parent-style-name="Standard">
      <style:text-properties officeooo:rsid="001a0101" officeooo:paragraph-rsid="001a0101"/>
    </style:style>
    <style:style style:name="P9" style:family="paragraph" style:parent-style-name="Standard">
      <style:text-properties officeooo:rsid="001be815" officeooo:paragraph-rsid="001be815"/>
    </style:style>
    <style:style style:name="P10" style:family="paragraph" style:parent-style-name="Standard">
      <style:text-properties officeooo:paragraph-rsid="001be815"/>
    </style:style>
    <style:style style:name="T1" style:family="text">
      <style:text-properties officeooo:rsid="00191212"/>
    </style:style>
    <style:style style:name="T2" style:family="text">
      <style:text-properties officeooo:rsid="00193b4f"/>
    </style:style>
    <style:style style:name="T3" style:family="text">
      <style:text-properties officeooo:rsid="001a0101"/>
    </style:style>
    <style:style style:name="T4" style:family="text">
      <style:text-properties officeooo:rsid="001be815"/>
    </style:style>
    <style:style style:name="T5" style:family="text">
      <style:text-properties officeooo:rsid="001d8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ng on the net – Email</text:p>
      <text:p text:style-name="P1"/>
      <text:p text:style-name="P2">Email is one of the first and most fundamental type of communication on the net.</text:p>
      <text:p text:style-name="P2">It become used from the mid-1970s, across the ARPANET, when the @ were used to link the user name with the destination server. But what is an email?</text:p>
      <text:p text:style-name="P2">The Email, abbreviation of Electronic Mail, is a method of excanghing messages between people using electronic devices.</text:p>
      <text:p text:style-name="P2">Email works on SMTP, the Simple Mail Transfer Protocol, introduced in 1981, which is a protocol that define the standard for email transmission. Later was invented other<text:span text:style-name="T2">s</text:span> protocols, the IMAP and POP3, that define the standard to retrieve email messages from a mail server.</text:p>
      <text:p text:style-name="P2"/>
      <text:p text:style-name="P3">An email is composed by four main fields:</text:p>
      <text:p text:style-name="P4"><text:span text:style-name="T1">- The email address of the author, which identifies who is sending the email;</text:span></text:p>
      <text:p text:style-name="P3">- The email address of the message’s recipient, which can include secondary recipients, as Cc ( Carbon copy ) or Bcc ( Blind carbon copy );</text:p>
      <text:p text:style-name="P4"><text:span text:style-name="T1">- The subject, which is a brief summary of the topic of the message;<text:line-break/>- The text of the message, which is writed using plain text or HTML.</text:span></text:p>
      <text:p text:style-name="P5"><text:line-break/>Email today is mainly used for business communication, because of others application like Whatsapp or Facebook Messenger, which is easier to use and faster compared to email.</text:p>
      <text:p text:style-name="P7"><text:span text:style-name="T2">But business communication isn’t the only use of email at those days; an email is required everytime we have to create an account or registering for anything.</text:span></text:p>
      <text:p text:style-name="P7"><text:span text:style-name="T2">So the point of the question is that if you don’t have an email address, you can’t do really many things on the internet that isn’t only reading.</text:span></text:p>
      <text:p text:style-name="P7"/>
      <text:p text:style-name="P6">The most famous way to use an email is through webmail, because it doesn’t require <text:span text:style-name="T3">a software client installed on the computer. In fact, to access a webmail you have only to open your browser and go to the website of the mail, which can be Google’s Gmail or Yahoo’s Mail.</text:span></text:p>
      <text:p text:style-name="P8">Although if you’re using a software, like Microsoft Outlook, this software will log into the email server via the internet and will download and copy all of the emails on the computer’s disk.</text:p>
      <text:p text:style-name="P8"/>
      <text:p text:style-name="P8">The main security problem for email is the spam mail.<text:line-break/>A spam mail is <text:span text:style-name="T4">a type of mail that use email messaging to sent unsolicited and unwanted messages.</text:span></text:p>
      <text:p text:style-name="P9">The name comes from spam meat by way of Monty Phyton sketch (tv program), in which spam is repetitive and unavoidable.</text:p>
      <text:p text:style-name="P9">Email spam has grown since the 1990s.</text:p>
      <text:p text:style-name="P9">A spam can be of two type:</text:p>
      <text:p text:style-name="P9">- Unsolecited Commercial Email (UCE) which is emails that made advertising on commercial products, or newsletter not required from the recipient;</text:p>
      <text:p text:style-name="P10"><text:span text:style-name="T4">- Attack email, which can be divided in multiple groups, depending on their objective. For example a spam email can be used for scam, which is a sort of fraud, and it use social engeneering methods to induce users to invest money or reveal sensible data.</text:span></text:p>
      <text:p text:style-name="P3"/>
      <text:p text:style-name="P3"><text:s/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18:29:28.226000000</meta:creation-date>
    <dc:date>2020-04-10T19:50:32.068000000</dc:date>
    <meta:editing-duration>PT7M57S</meta:editing-duration>
    <meta:editing-cycles>1</meta:editing-cycles>
    <meta:document-statistic meta:table-count="0" meta:image-count="0" meta:object-count="0" meta:page-count="1" meta:paragraph-count="21" meta:word-count="481" meta:character-count="2717" meta:non-whitespace-character-count="2253"/>
    <meta:generator>LibreOffice/6.3.2.2$Windows_X86_64 LibreOffice_project/98b30e735bda24bc04ab42594c85f7fd8be07b9c</meta:generator>
  </office:meta>
</office:document-meta>
</file>